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1.23cm" fo:min-width="6.73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4.162cm" fo:min-width="6.412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cm" svg:stroke-color="#81d41a" draw:marker-start-width="0.35cm" draw:marker-end="Стилі_20_стрілок_20_2" draw:marker-end-width="0.45cm" draw:fill="solid" draw:fill-color="#55308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1.23cm" fo:min-width="3.03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3.711cm" fo:min-width="6.462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1.094cm" fo:min-width="4.244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1.23cm" fo:min-width="4.23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1.23cm" fo:min-width="5.48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3.576cm" fo:min-width="5.226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666666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solid" draw:fill-color="#55308d"/>
      <style:paragraph-properties fo:text-align="center"/>
    </style:style>
    <style:style style:name="T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1d41a" loext:opacity="100%" fo:font-size="16pt" style:font-size-asian="16pt" style:font-size-complex="16pt"/>
    </style:style>
    <style:style style:name="T3" style:family="text">
      <style:text-properties fo:color="#51a4fc" loext:opacity="100%" fo:font-size="16pt" style:font-size-asian="16pt" style:font-size-complex="16pt"/>
    </style:style>
    <style:style style:name="T4" style:family="text">
      <style:text-properties fo:color="#ffff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2" draw:layer="layout" svg:width="7.5cm" svg:height="1.75cm" svg:x="1.75cm" svg:y="1.25cm">
          <text:p text:style-name="P1">Back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7.5cm" svg:height="5cm" svg:x="12.76cm" svg:y="1.01cm">
          <text:p text:style-name="P1">App</text:p>
          <text:p text:style-name="P3"><text:span text:style-name="T1">State: </text:span><text:span text:style-name="T2">searchInput</text:span></text:p>
          <text:p text:style-name="P3"><text:span text:style-name="T2">hits: null</text:span></text:p>
          <text:p text:style-name="P3"><text:span text:style-name="T2">error: null</text:span></text:p>
          <text:p text:style-name="P3"><text:span text:style-name="T2">selectedImage: null <text:s/></text:span></text:p>
          <text:p text:style-name="P3"><text:span text:style-name="T3">Methods: onSub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51cm" svg:y1="6.01cm" svg:x2="5.76cm" svg:y2="11.76cm" draw:start-shape="id1" draw:start-glue-point="2" draw:end-shape="id2" draw:end-glue-point="0" svg:d="M16510 6010l-10750 5750" svg:viewBox="0 0 10751 5751">
          <text:p/>
        </draw:connector>
        <draw:custom-shape draw:style-name="gr4" draw:text-style-name="P2" xml:id="id4" draw:id="id4" draw:layer="layout" svg:width="3.8cm" svg:height="1.75cm" svg:x="16.21cm" svg:y="11.76cm">
          <text:p text:style-name="P1">Error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51cm" svg:y1="6.01cm" svg:x2="13.011cm" svg:y2="11.81cm" draw:start-shape="id1" draw:start-glue-point="2" draw:end-shape="id3" draw:end-glue-point="0" svg:d="M16510 6010l-3499 5800" svg:viewBox="0 0 3500 5801">
          <text:p/>
        </draw:connector>
        <draw:connector draw:style-name="gr3" draw:text-style-name="P4" draw:layer="layout" draw:type="line" svg:x1="16.51cm" svg:y1="6.01cm" svg:x2="18.11cm" svg:y2="11.76cm" draw:start-shape="id1" draw:start-glue-point="2" draw:end-shape="id4" draw:end-glue-point="0" svg:d="M16510 6010l1600 5750" svg:viewBox="0 0 1601 5751">
          <text:p/>
        </draw:connector>
        <draw:custom-shape draw:style-name="gr5" draw:text-style-name="P2" xml:id="id2" draw:id="id2" draw:layer="layout" svg:width="7.5cm" svg:height="4.499cm" svg:x="2.01cm" svg:y="11.76cm">
          <text:p text:style-name="P1">Searchbar</text:p>
          <text:p text:style-name="P3"><text:span text:style-name="T4">Props: onSubmit</text:span></text:p>
          <text:p text:style-name="P3"><text:span text:style-name="T2">State: searchInput</text:span></text:p>
          <text:p text:style-name="P3"><text:span text:style-name="T3">Methods: handleInputChange</text:span></text:p>
          <text:p text:style-name="P3"><text:span text:style-name="T3">handleSub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" draw:id="id5" draw:layer="layout" svg:width="5cm" svg:height="1.6cm" svg:x="10.51cm" svg:y="14.66cm">
          <text:p text:style-name="P1">Load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5.002cm" svg:height="1.75cm" svg:x="10.51cm" svg:y="11.81cm">
          <text:p text:style-name="P1">Pending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.011cm" svg:y1="13.56cm" svg:x2="13.01cm" svg:y2="14.66cm" draw:start-shape="id3" draw:start-glue-point="2" draw:end-shape="id5" draw:end-glue-point="0" svg:d="M13011 13560l-1 1100" svg:viewBox="0 0 2 1101">
          <text:p/>
        </draw:connector>
        <draw:custom-shape draw:style-name="gr8" draw:text-style-name="P2" xml:id="id6" draw:id="id6" draw:layer="layout" svg:width="6.25cm" svg:height="1.75cm" svg:x="2.51cm" svg:y="7.01cm">
          <text:p text:style-name="P1">Moda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51cm" svg:y1="6.01cm" svg:x2="8.76cm" svg:y2="7.885cm" draw:start-shape="id1" draw:start-glue-point="2" draw:end-shape="id6" svg:d="M16510 6010l-7750 1875" svg:viewBox="0 0 7751 1876">
          <text:p/>
        </draw:connector>
        <draw:custom-shape draw:style-name="gr8" draw:text-style-name="P2" xml:id="id7" draw:id="id7" draw:layer="layout" svg:width="6.25cm" svg:height="1.75cm" svg:x="22.51cm" svg:y="6.76cm">
          <text:p text:style-name="P1">Button Load More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6.51cm" svg:y1="6.01cm" svg:x2="22.51cm" svg:y2="7.635cm" draw:start-shape="id1" draw:start-glue-point="2" draw:end-shape="id7" draw:end-glue-point="3" svg:d="M16510 6010l6000 1625" svg:viewBox="0 0 6001 1626">
          <text:p/>
        </draw:connector>
        <draw:custom-shape draw:style-name="gr9" draw:text-style-name="P2" xml:id="id8" draw:id="id8" draw:layer="layout" svg:width="6.25cm" svg:height="4.35cm" svg:x="21.01cm" svg:y="11.76cm">
          <text:p text:style-name="P1">ImageGallery</text:p>
          <text:p text:style-name="P3"><text:span text:style-name="T4">Props: hits</text:span></text:p>
          <text:p text:style-name="P3"><text:span text:style-name="T3">Methods:</text:span></text:p>
          <text:p text:style-name="P3"><text:span text:style-name="T3">loadM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9" draw:id="id9" draw:layer="layout" svg:width="6.25cm" svg:height="1.75cm" svg:x="22.26cm" svg:y="18.16cm">
          <text:p text:style-name="P1">ImageGalleryItem</text:p>
          <text:p text:style-name="P3"><text:span text:style-name="T4">Props: 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4.135cm" svg:y1="16.11cm" svg:x2="25.385cm" svg:y2="18.16cm" draw:start-shape="id8" draw:start-glue-point="2" draw:end-shape="id9" draw:end-glue-point="0" svg:d="M24135 16110l1250 2050" svg:viewBox="0 0 1251 2051">
          <text:p/>
        </draw:connector>
        <draw:connector draw:style-name="gr3" draw:text-style-name="P4" draw:layer="layout" draw:type="line" svg:x1="16.51cm" svg:y1="6.01cm" svg:x2="24.135cm" svg:y2="11.76cm" draw:start-shape="id1" draw:start-glue-point="2" draw:end-shape="id8" draw:end-glue-point="0" svg:d="M16510 6010l7625 5750" svg:viewBox="0 0 7626 5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і_20_стрілок_20_2" draw:display-name="Стилі стрі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1cm" fo:margin-bottom="0.51cm" fo:margin-left="0.51cm" fo:margin-right="0.5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4T21:10:09.224000000</meta:creation-date>
    <dc:date>2023-01-02T18:57:36.446000000</dc:date>
    <meta:editing-duration>P1DT13H44M24S</meta:editing-duration>
    <meta:editing-cycles>10</meta:editing-cycles>
    <meta:generator>LibreOffice/7.4.2.3$Windows_X86_64 LibreOffice_project/382eef1f22670f7f4118c8c2dd222ec7ad009daf</meta:generator>
    <meta:document-statistic meta:object-count="18"/>
  </office:meta>
</office:document-meta>
</file>